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.286cm" svg:x="9.509cm" svg:y="2.77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23T08:49:57.47</meta:creation-date>
    <dc:date>2016-09-23T09:49:22.49</dc:date>
    <meta:editing-duration>PT44M14S</meta:editing-duration>
    <meta:editing-cycles>1</meta:editing-cycles>
    <meta:document-statistic meta:object-count="1"/>
    <meta:generator>OpenOffice/4.1.2$Win32 OpenOffice.org_project/412m3$Build-9782</meta:generator>
  </office:meta>
</office:document-meta>
</file>